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782cm" fo:min-width="2.29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28cm" fo:min-width="3.5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05cm" fo:min-width="5.08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3.0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2.036cm" fo:min-width="3.31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center"/>
      <style:text-properties fo:font-weight="normal"/>
    </style:style>
    <style:style style:name="P9" style:family="paragraph">
      <style:paragraph-properties fo:text-align="center"/>
      <style:text-properties fo:font-size="15pt" fo:font-weight="normal" style:font-size-asian="15pt" style:font-size-complex="15pt"/>
    </style:style>
    <style:style style:name="P10" style:family="paragraph">
      <loext:graphic-properties draw:fill="none" draw:fill-color="#ffffff"/>
      <style:paragraph-properties fo:text-align="center"/>
      <style:text-properties fo:font-size="15pt" fo:font-weight="normal" style:font-size-asian="15pt" style:font-size-complex="15pt"/>
    </style:style>
    <style:style style:name="P11" style:family="paragraph"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2" style:family="paragraph">
      <loext:graphic-properties draw:fill="none" draw:fill-color="#ffffff"/>
      <style:paragraph-properties fo:text-align="center"/>
      <style:text-properties fo:font-size="15pt" fo:font-weight="normal" style:font-size-asian="15pt" style:font-weight-asian="normal" style:font-size-complex="15pt" style:font-weight-complex="normal"/>
    </style:style>
    <style:style style:name="P13" style:family="paragraph">
      <loext:graphic-properties draw:fill-color="#fffff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.794cm" svg:height="2.032cm" svg:x="6.604cm" svg:y="1.77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794cm" svg:height="1.673cm" svg:x="2.54cm" svg:y="1.883cm">
          <draw:text-box>
            <text:p>Tensão da rede</text:p>
          </draw:text-box>
        </draw:frame>
        <draw:line draw:style-name="gr3" draw:text-style-name="P3" draw:layer="layout" svg:x1="5.08cm" svg:y1="2.794cm" svg:x2="6.604cm" svg:y2="2.794cm">
          <text:p/>
        </draw:line>
        <draw:frame draw:style-name="gr4" draw:text-style-name="P5" draw:layer="layout" svg:width="3.302cm" svg:height="2.54cm" svg:x="6.35cm" svg:y="1.778cm">
          <draw:text-box>
            <text:p text:style-name="P4"><text:span text:style-name="T1"/></text:p>
            <text:p text:style-name="P4"><text:span text:style-name="T1">ADE7758</text:span></text:p>
          </draw:text-box>
        </draw:frame>
        <draw:custom-shape draw:style-name="gr5" draw:text-style-name="P1" draw:layer="layout" svg:width="4.064cm" svg:height="1.778cm" svg:x="11.176cm" svg:y="2.03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98cm" svg:y1="2.794cm" svg:x2="11.176cm" svg:y2="2.794cm">
          <text:p/>
        </draw:line>
        <draw:frame draw:style-name="gr6" draw:text-style-name="P5" draw:layer="layout" svg:width="4.064cm" svg:height="2.286cm" svg:x="11.176cm" svg:y="2.286cm">
          <draw:text-box>
            <text:p text:style-name="P4"><text:span text:style-name="T1">Monitora a Tensão</text:span></text:p>
          </draw:text-box>
        </draw:frame>
        <draw:line draw:style-name="gr3" draw:text-style-name="P3" draw:layer="layout" svg:x1="13.208cm" svg:y1="3.81cm" svg:x2="13.208cm" svg:y2="5.334cm">
          <text:p/>
        </draw:line>
        <draw:frame draw:style-name="gr7" draw:text-style-name="P7" draw:layer="layout" svg:width="3.556cm" svg:height="1.916cm" svg:x="11.43cm" svg:y="5.588cm">
          <draw:text-box>
            <text:p text:style-name="P6"><text:span text:style-name="T2">Tensão </text:span></text:p>
            <text:p text:style-name="P6"><text:span text:style-name="T2">&lt; SAGLVL[7:0]</text:span></text:p>
          </draw:text-box>
        </draw:frame>
        <draw:line draw:style-name="gr3" draw:text-style-name="P3" draw:layer="layout" svg:x1="13.208cm" svg:y1="7.62cm" svg:x2="13.208cm" svg:y2="9.144cm">
          <text:p/>
        </draw:line>
        <draw:custom-shape draw:style-name="gr8" draw:text-style-name="P1" draw:layer="layout" svg:width="5.588cm" svg:height="1.755cm" svg:x="10.414cm" svg:y="9.07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209cm" svg:height="1.427cm" svg:x="10.539cm" svg:y="9.301cm">
          <draw:text-box>
            <text:p text:style-name="P4"><text:span text:style-name="T1">Ativa Timer</text:span></text:p>
            <text:p text:style-name="P4"><text:span text:style-name="T1">do microcontrolador</text:span></text:p>
          </draw:text-box>
        </draw:frame>
        <draw:custom-shape draw:style-name="gr10" draw:text-style-name="P3" draw:layer="layout" svg:width="3.556cm" svg:height="2.286cm" svg:x="11.43cm" svg:y="5.33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.208cm" svg:y1="10.825cm" svg:x2="13.208cm" svg:y2="12.349cm">
          <text:p/>
        </draw:line>
        <draw:custom-shape draw:style-name="gr8" draw:text-style-name="P8" draw:layer="layout" svg:width="5.588cm" svg:height="1.755cm" svg:x="10.414cm" svg:y="12.275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481cm" svg:height="1.427cm" svg:x="10.922cm" svg:y="12.446cm">
          <draw:text-box>
            <text:p text:style-name="P9"><text:span text:style-name="T1">Calcula o tipo de</text:span></text:p>
            <text:p text:style-name="P9"><text:span text:style-name="T1">Evento de VTCD</text:span></text:p>
          </draw:text-box>
        </draw:frame>
        <draw:line draw:style-name="gr3" draw:text-style-name="P3" draw:layer="layout" svg:x1="13.208cm" svg:y1="10.825cm" svg:x2="13.208cm" svg:y2="12.349cm">
          <text:p/>
        </draw:line>
        <draw:custom-shape draw:style-name="gr8" draw:text-style-name="P8" draw:layer="layout" svg:width="5.588cm" svg:height="1.755cm" svg:x="10.414cm" svg:y="12.275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4.481cm" svg:height="1.427cm" svg:x="10.922cm" svg:y="12.446cm">
          <draw:text-box>
            <text:p text:style-name="P11"><text:span text:style-name="T3">Calcula o tipo de</text:span></text:p>
            <text:p text:style-name="P11"><text:span text:style-name="T3">Evento de VTCD</text:span></text:p>
          </draw:text-box>
        </draw:frame>
        <draw:line draw:style-name="gr3" draw:text-style-name="P3" draw:layer="layout" svg:x1="13.208cm" svg:y1="14.067cm" svg:x2="13.208cm" svg:y2="15.591cm">
          <text:p/>
        </draw:line>
        <draw:custom-shape draw:style-name="gr8" draw:text-style-name="P1" draw:layer="layout" svg:width="5.588cm" svg:height="1.755cm" svg:x="10.414cm" svg:y="15.517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5.057cm" svg:height="1.427cm" svg:x="10.668cm" svg:y="16.002cm">
          <draw:text-box>
            <text:p text:style-name="P4"><text:span text:style-name="T1">Salva a informação</text:span></text:p>
            <text:p text:style-name="P4"><text:span text:style-name="T1"/></text:p>
          </draw:text-box>
        </draw:frame>
        <draw:frame draw:style-name="gr12" draw:text-style-name="P7" draw:layer="layout" svg:width="4.064cm" svg:height="2.471cm" svg:x="19.05cm" svg:y="2.032cm">
          <draw:text-box>
            <text:p text:style-name="P6"><text:span text:style-name="T2">Tensão </text:span></text:p>
            <text:p text:style-name="P6"><text:span text:style-name="T2">&gt; VPINTLVL[7:0]</text:span></text:p>
          </draw:text-box>
        </draw:frame>
        <draw:line draw:style-name="gr3" draw:text-style-name="P3" draw:layer="layout" svg:x1="20.828cm" svg:y1="4.161cm" svg:x2="20.828cm" svg:y2="5.685cm">
          <text:p/>
        </draw:line>
        <draw:custom-shape draw:style-name="gr8" draw:text-style-name="P1" draw:layer="layout" svg:width="5.588cm" svg:height="1.755cm" svg:x="18.034cm" svg:y="5.611cm">
          <text:p/>
          <draw:enhanced-geometry svg:viewBox="0 0 21600 21600" draw:type="rectangle" draw:enhanced-path="M 0 0 L 21600 0 21600 21600 0 21600 0 0 Z N"/>
        </draw:custom-shape>
        <draw:frame draw:style-name="gr9" draw:text-style-name="P5" draw:layer="layout" svg:width="5.209cm" svg:height="1.427cm" svg:x="18.159cm" svg:y="5.842cm">
          <draw:text-box>
            <text:p text:style-name="P4"><text:span text:style-name="T1">Ativa Timer</text:span></text:p>
            <text:p text:style-name="P4"><text:span text:style-name="T1">do microcontrolador</text:span></text:p>
          </draw:text-box>
        </draw:frame>
        <draw:custom-shape draw:style-name="gr13" draw:text-style-name="P3" draw:layer="layout" svg:width="3.81cm" svg:height="2.286cm" svg:x="19.05cm" svg:y="1.875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0.828cm" svg:y1="7.366cm" svg:x2="20.828cm" svg:y2="8.89cm">
          <text:p/>
        </draw:line>
        <draw:custom-shape draw:style-name="gr8" draw:text-style-name="P8" draw:layer="layout" svg:width="5.588cm" svg:height="1.755cm" svg:x="18.034cm" svg:y="8.816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4.481cm" svg:height="1.427cm" svg:x="18.542cm" svg:y="8.987cm">
          <draw:text-box>
            <text:p text:style-name="P9"><text:span text:style-name="T1">Calcula o tipo de</text:span></text:p>
            <text:p text:style-name="P9"><text:span text:style-name="T1">Evento de VTCD</text:span></text:p>
          </draw:text-box>
        </draw:frame>
        <draw:line draw:style-name="gr3" draw:text-style-name="P3" draw:layer="layout" svg:x1="20.828cm" svg:y1="7.366cm" svg:x2="20.828cm" svg:y2="8.89cm">
          <text:p/>
        </draw:line>
        <draw:custom-shape draw:style-name="gr8" draw:text-style-name="P8" draw:layer="layout" svg:width="5.588cm" svg:height="1.755cm" svg:x="18.034cm" svg:y="8.816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4.481cm" svg:height="1.427cm" svg:x="18.542cm" svg:y="8.987cm">
          <draw:text-box>
            <text:p text:style-name="P11"><text:span text:style-name="T3">Calcula o tipo de</text:span></text:p>
            <text:p text:style-name="P11"><text:span text:style-name="T3">Evento de VTCD</text:span></text:p>
          </draw:text-box>
        </draw:frame>
        <draw:line draw:style-name="gr3" draw:text-style-name="P3" draw:layer="layout" svg:x1="20.828cm" svg:y1="10.608cm" svg:x2="20.828cm" svg:y2="12.132cm">
          <text:p/>
        </draw:line>
        <draw:custom-shape draw:style-name="gr8" draw:text-style-name="P1" draw:layer="layout" svg:width="5.588cm" svg:height="1.755cm" svg:x="18.034cm" svg:y="12.058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5.057cm" svg:height="1.427cm" svg:x="18.288cm" svg:y="12.543cm">
          <draw:text-box>
            <text:p text:style-name="P4"><text:span text:style-name="T1">Salva a informação</text:span></text:p>
            <text:p text:style-name="P4"><text:span text:style-name="T1"/></text:p>
          </draw:text-box>
        </draw:frame>
        <draw:line draw:style-name="gr3" draw:text-style-name="P3" draw:layer="layout" svg:x1="15.24cm" svg:y1="2.794cm" svg:x2="19.05cm" svg:y2="2.794cm">
          <text:p/>
        </draw:lin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3T19:02:41.910192521</meta:creation-date>
    <dc:date>2017-10-13T19:32:05.595112491</dc:date>
    <meta:editing-duration>PT7M12S</meta:editing-duration>
    <meta:editing-cycles>1</meta:editing-cycles>
    <meta:document-statistic meta:object-count="60"/>
    <meta:generator>LibreOffice/5.1.6.2$Linux_X86_64 LibreOffice_project/10m0$Build-2</meta:generator>
  </office:meta>
</office:document-meta>
</file>